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fo:font-weight="normal" officeooo:rsid="001f3be2" officeooo:paragraph-rsid="001f3be2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Arial" fo:font-size="10pt" fo:font-weight="normal" officeooo:rsid="00160da7" officeooo:paragraph-rsid="00160da7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Arial" fo:font-size="10pt" fo:font-weight="normal" officeooo:rsid="001f3be2" officeooo:paragraph-rsid="0024b326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Arial" fo:font-size="10pt" fo:font-weight="normal" officeooo:rsid="001f3be2" officeooo:paragraph-rsid="001f3be2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Arial" fo:font-size="10pt" fo:font-weight="normal" officeooo:rsid="001d442b" officeooo:paragraph-rsid="001d442b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Arial" fo:font-size="10pt" fo:font-weight="normal" officeooo:rsid="001c06b1" officeooo:paragraph-rsid="001f3be2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Arial" fo:font-size="10pt" fo:font-weight="normal" officeooo:rsid="001c06b1" officeooo:paragraph-rsid="0024b326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Arial" fo:font-size="10pt" fo:font-weight="normal" officeooo:rsid="001c06b1" officeooo:paragraph-rsid="0024eb77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Arial" fo:font-size="10pt" fo:font-weight="normal" officeooo:rsid="001c06b1" officeooo:paragraph-rsid="002646ad" style:font-size-asian="10pt" style:font-weight-asian="normal" style:font-size-complex="10pt" style:font-weight-complex="normal"/>
    </style:style>
    <style:style style:name="P12" style:family="paragraph" style:parent-style-name="Table_20_Contents" style:list-style-name="L1">
      <style:text-properties style:font-name="Arial" fo:font-size="10pt" fo:font-weight="normal" officeooo:rsid="0024b326" officeooo:paragraph-rsid="0024b326" style:font-size-asian="10pt" style:font-weight-asian="normal" style:font-size-complex="10pt" style:font-weight-complex="normal"/>
    </style:style>
    <style:style style:name="P13" style:family="paragraph" style:parent-style-name="Table_20_Contents" style:list-style-name="L1">
      <style:text-properties style:font-name="Arial" fo:font-size="10pt" fo:font-weight="normal" officeooo:rsid="0024eb77" officeooo:paragraph-rsid="0024eb77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Arial" fo:font-size="10pt" fo:font-weight="bold" officeooo:rsid="001f6e21" officeooo:paragraph-rsid="0020b8c4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normal" officeooo:rsid="001f3be2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" fo:font-size="10pt" fo:font-weight="normal" officeooo:rsid="001f3be2" officeooo:paragraph-rsid="001f3be2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style="italic" fo:font-weight="normal" officeooo:rsid="002646ad" officeooo:paragraph-rsid="002646ad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officeooo:rsid="0024b326" style:font-weight-asian="bold" style:font-weight-complex="bold"/>
    </style:style>
    <style:style style:name="T3" style:family="text">
      <style:text-properties style:font-name="Arial" fo:font-weight="bold" officeooo:rsid="002646ad" style:font-weight-asian="bold" style:font-weight-complex="bold"/>
    </style:style>
    <style:style style:name="T4" style:family="text">
      <style:text-properties style:font-name="Arial" officeooo:rsid="002646ad"/>
    </style:style>
    <style:style style:name="T5" style:family="text">
      <style:text-properties officeooo:rsid="001d442b"/>
    </style:style>
    <style:style style:name="T6" style:family="text">
      <style:text-properties officeooo:rsid="001f3be2"/>
    </style:style>
    <style:style style:name="T7" style:family="text">
      <style:text-properties officeooo:rsid="001f6e2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f6e21" style:font-weight-asian="bold" style:font-weight-complex="bold"/>
    </style:style>
    <style:style style:name="T10" style:family="text">
      <style:text-properties fo:font-weight="bold" officeooo:rsid="0024b326" style:font-weight-asian="bold" style:font-weight-complex="bold"/>
    </style:style>
    <style:style style:name="T11" style:family="text">
      <style:text-properties fo:font-weight="bold" officeooo:rsid="0024eb77" style:font-weight-asian="bold" style:font-weight-complex="bold"/>
    </style:style>
    <style:style style:name="T12" style:family="text">
      <style:text-properties fo:font-weight="bold" officeooo:rsid="002646ad" style:font-weight-asian="bold" style:font-weight-complex="bold"/>
    </style:style>
    <style:style style:name="T13" style:family="text">
      <style:text-properties fo:font-style="italic" officeooo:rsid="001f6e21" style:font-style-asian="italic" style:font-style-complex="italic"/>
    </style:style>
    <style:style style:name="T14" style:family="text">
      <style:text-properties officeooo:rsid="0024b326"/>
    </style:style>
    <style:style style:name="T15" style:family="text">
      <style:text-properties officeooo:rsid="0024eb77"/>
    </style:style>
    <style:style style:name="T16" style:family="text">
      <style:text-properties officeooo:rsid="002646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/text:p>
      <text:p text:style-name="Standard"><text:tab/><text:tab/><text:tab/><text:span text:style-name="T2">SIGeSS </text:span><text:span text:style-name="T3">cose da fare</text:span></text:p>
      <text:p text:style-name="Standard"><text:span text:style-name="T3"/></text:p>
      <text:p text:style-name="P17"><text:span text:style-name="T4">S</text:span><text:span text:style-name="T1">e non erro l’ordine di priorità, dopo la riunione con Serra, era il seguente, alcuni elementi di utilità li avevo già individuati io</text:span></text:p>
      <text:p text:style-name="P1"><text:tab/><text:tab/><text:tab/></text:p>
      <text:p text:style-name="P1"/>
      <text:p text:style-name="P15"/>
      <text:p text:style-name="P3"/>
      <text:p text:style-name="P8"/>
      <text:p text:style-name="P8"/>
      <text:p text:style-name="P9"><text:span text:style-name="T10">1) </text:span><text:span text:style-name="T14">popolamento del SIGeSS con i dati attualmente in possesso del Dipartimento in formato excel relativi a:</text:span></text:p>
      <text:p text:style-name="P9"/>
      <text:list xml:id="list1691111" text:style-name="L1">
        <text:list-item>
          <text:p text:style-name="P12">Beneficiari RdC</text:p>
        </text:list-item>
        <text:list-item>
          <text:p text:style-name="P12">Beneficiari Buoni Spesa</text:p>
        </text:list-item>
        <text:list-item>
          <text:p text:style-name="P12">Beneficiari Pacchi Alimentari</text:p>
        </text:list-item>
        <text:list-item>
          <text:p text:style-name="P13">Beneficiari contributo affitto COVID</text:p>
        </text:list-item>
      </text:list>
      <text:p text:style-name="P9"><text:span text:style-name="T10"/></text:p>
      <text:p text:style-name="P9"><text:span text:style-name="T10"/></text:p>
      <text:p text:style-name="P10"><text:span text:style-name="T10">2) </text:span>Acquisizione banca dati Antology <text:span text:style-name="T5">(Area Emergenza Sociale Dipartimentale) <text:s text:c="2"/></text:span>e banca dati Minori <text:span text:style-name="T5">(MISNA). </text:span></text:p>
      <text:p text:style-name="P10"/>
      <text:p text:style-name="P10"><text:span text:style-name="T11">3)</text:span><text:span text:style-name="T15"> Implementazione della funzionalità di rilevazione delle presenze degli utenti afferenti alle strutture del <text:s text:c="5"/>circuito accoglienza Minori e Mamme con Bambino</text:span></text:p>
      <text:p text:style-name="P10"/>
      <text:p text:style-name="P10"><text:span text:style-name="T11">4) I</text:span><text:span text:style-name="T15">mportazione elenco delle scuole insistenti sul territorio di Roma Capitale</text:span></text:p>
      <text:p text:style-name="P14"/>
      <text:p text:style-name="P10"><text:span text:style-name="T11">5</text:span><text:span text:style-name="T9">)</text:span><text:span text:style-name="T7"> inserimento campo per la registrazione del documento di identità dell’intestatario della scheda /cartella</text:span></text:p>
      <text:p text:style-name="P10"/>
      <text:p text:style-name="P11"><text:span text:style-name="T11">6</text:span><text:span text:style-name="T10">)</text:span><text:span text:style-name="T9"> </text:span><text:span text:style-name="T16">Funzione di aggiornamento della Banca Dati Risorse di Roma Capitale (strutture e servizi insistenti sul territorio) inserita nella Cartella e gestita dal mio ufficio</text:span></text:p>
      <text:p text:style-name="P10"><text:span text:style-name="T10"/></text:p>
      <text:p text:style-name="P10"><text:span text:style-name="T12">7) </text:span><text:span text:style-name="T16">integrazione con l’anagrafe sanitaria regionale per acquisizione dati su medico di famiglia e invalidità/inabilità</text:span></text:p>
      <text:p text:style-name="P7"><text:span text:style-name="T8"/></text:p>
      <text:p text:style-name="P7"><text:span text:style-name="T12">8</text:span><text:span text:style-name="T8">)</text:span> Collegamento SIUSS <text:span text:style-name="T6">(SIOS)</text:span> e avvio del flusso informativo </text:p>
      <text:p text:style-name="P7"/>
      <text:p text:style-name="P7"><text:span text:style-name="T12">9</text:span><text:span text:style-name="T8">)</text:span> Cooperazione applicativa con Gepi</text:p>
      <text:p text:style-name="P7"/>
      <text:p text:style-name="P5"><text:span text:style-name="T12">10</text:span><text:span text:style-name="T8">)</text:span> integrazione con <text:span text:style-name="T14">il Sistema Informativo Catastale </text:span></text:p>
      <text:p text:style-name="P5"/>
      <text:p text:style-name="P5"><text:span text:style-name="T11">1</text:span><text:span text:style-name="T12">1</text:span><text:span text:style-name="T11">)</text:span><text:span text:style-name="T15"> I</text:span>ntegrazione con GAPS <text:span text:style-name="T15">(Applicativo che registra i beneficiari di prestazioni sottoposte alla compartecipazione della spesa (attualmente coinvolge 4 tipologie di prestazioni assistenziali)</text:span></text:p>
      <text:p text:style-name="P6"/>
      <text:p text:style-name="P6"><text:span text:style-name="T12">12</text:span><text:span text:style-name="T8">)</text:span> gestione colloqui a distanza</text:p>
      <text:p text:style-name="P6"/>
      <text:p text:style-name="P6"/>
      <text:p text:style-name="P4"/>
      <text:p text:style-name="P3"><text:s/></text:p>
      <text:p text:style-name="P2"/>
      <text:p text:style-name="P15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1:27:40.92</meta:creation-date>
    <dc:date>2020-07-24T15:22:20.900000000</dc:date>
    <meta:editing-duration>PT55M32S</meta:editing-duration>
    <meta:editing-cycles>5</meta:editing-cycles>
    <meta:generator>LibreOffice/6.1.5.2$Windows_X86_64 LibreOffice_project/90f8dcf33c87b3705e78202e3df5142b201bd805</meta:generator>
    <meta:print-date>2020-07-20T09:11:59.042000000</meta:print-date>
    <meta:document-statistic meta:table-count="0" meta:image-count="0" meta:object-count="0" meta:page-count="1" meta:paragraph-count="21" meta:word-count="209" meta:character-count="1487" meta:non-whitespace-character-count="1281"/>
  </office:meta>
</office:document-meta>
</file>